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0937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5362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2.0583in"/>
    </style:style>
    <style:style style:name="co8" style:family="table-column">
      <style:table-column-properties fo:break-before="auto" style:column-width="2.0264in"/>
    </style:style>
    <style:style style:name="co9" style:family="table-column">
      <style:table-column-properties fo:break-before="auto" style:column-width="8.761in"/>
    </style:style>
    <style:style style:name="co10" style:family="table-column">
      <style:table-column-properties fo:break-before="auto" style:column-width="5.125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6"/>
        <table:table-column table:style-name="co10" table:default-cell-style-name="ce4"/>
        <table:table-column table:style-name="co11" table:number-columns-repeated="16373" table:default-cell-style-name="ce4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RW/R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ght to modify</text:p>
          </table:table-cell>
          <table:table-cell office:value-type="string" calcext:value-type="string">
            <text:p>Description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1Control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Control of Faraday Cup 1 using a pneumatic actuator; true = insert cup; false = ejec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witch</text:p>
          </table:table-cell>
          <table:table-cell office:value-type="string" calcext:value-type="string">
            <text:p>Reading logic 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01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001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2Control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Control of Faraday Cup 2 using a pneumatic actuator; true = insert cup; false = ejec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ternalInhibition</text:p>
          </table:table-cell>
          <table:table-cell office:value-type="string" calcext:value-type="string">
            <text:p>Reading logic inputs</text:p>
          </table:table-cell>
          <table:table-cell office:value-type="string" calcext:value-type="string">
            <text:p>Measurement of the external inhibit logic signal; true = inhibition enabled; false = inhibition 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witch</text:p>
          </table:table-cell>
          <table:table-cell office:value-type="string" calcext:value-type="string">
            <text:p>Reading logic 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05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002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3Control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Control of Faraday Cup 3 using a motor actuator; true = insert cup; false = ejec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2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2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1</text:p>
          </table:table-cell>
          <table:table-cell office:value-type="string" calcext:value-type="string">
            <text:p>Reading logic inputs</text:p>
          </table:table-cell>
          <table:table-cell office:value-type="string" calcext:value-type="string">
            <text:p>Measurement of limit switch status; true = switch pressed; false = switch released; in steady state, this status should be equal to the negation of register 000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2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2</text:p>
          </table:table-cell>
          <table:table-cell office:value-type="string" calcext:value-type="string">
            <text:p>Reading logic 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09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mitSwitchErro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it field; bit mask 0x0001 = invalid limit switch status for Faraday cup 1; mask 0x0002 = similarly for cup 2; mask 0x0004 = similarly for cup 3; 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nsitionTimeLimit1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Time limit for the transition state for cup 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nsitionTimeLimit2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Time limit for the transition state for cup 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nsitionTimeLimit3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Time limit for the transition state for cup 3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Cup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he first inserted Faraday cup as seen from the ion source side; if none is inserted, the previous value should be retained; 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talledCups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The number of Faraday cups to be us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1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The number of electrodes installed in Faraday cup 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2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The number of electrodes installed in Faraday cup 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3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The number of electrodes installed in Faraday cup 3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2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1Gain1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the offset value for the cup 1..3, channel 1..4, gain1..2; int16 typ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2Gain1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3Gain1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4Gain1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1Gain1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2Gain1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3Gain1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4Gain1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1Gain1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0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2Gain1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3Gain1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4Gain1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1Gain2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2Gain2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3Gain2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4Gain2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1Gain2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2Gain2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3Gain2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4Gain2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2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1Gain2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2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2Gain2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2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3Gain2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2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4Gain2Offset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3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1Gain1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the ratio for the cup 1..3, channel 1..4, gain1..2; uint16 typ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2Gain1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3Gain1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4Gain1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1Gain1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2Gain1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3Gain1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4Gain1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1Gain1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2Gain1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3Gain1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4Gain1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1Gain2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2Gain2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3Gain2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4Gain2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1Gain2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2Gain2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3Gain2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4Gain2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2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1Gain2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2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2Gain2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2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3Gain2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2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4Gain2Factor</text:p>
          </table:table-cell>
          <table:table-cell table:style-name="ce2" office:value-type="string" calcext:value-type="string">
            <text:p>Free Modbu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300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1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2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3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4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Error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01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1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2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3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4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Error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02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1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2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3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4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Error</text:p>
          </table:table-cell>
          <table:table-cell office:value-type="string" calcext:value-type="string">
            <text:p>Calculation of ionic...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 table:number-rows-repeated="104847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 style:data-style-name="N2" text:time-value="13:07:41.3779809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14:47:36.211344767</meta:creation-date>
    <dc:date>2026-04-21T14:37:41.577885045</dc:date>
    <meta:editing-duration>PT8H36M18S</meta:editing-duration>
    <meta:editing-cycles>57</meta:editing-cycles>
    <meta:generator>LibreOffice/24.2.7.2$Linux_X86_64 LibreOffice_project/420$Build-2</meta:generator>
    <meta:document-statistic meta:table-count="1" meta:cell-count="828" meta:object-count="0"/>
  </office:meta>
</office:document-meta>
</file>